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sans-serif"/>
    <style:font-face style:name="Calibri1" svg:font-family="Calibri, sans-serif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5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6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7" style:family="paragraph" style:parent-style-name="Standard">
      <style:text-properties officeooo:rsid="001bd329" officeooo:paragraph-rsid="001bd329"/>
    </style:style>
    <style:style style:name="P8" style:family="paragraph" style:parent-style-name="Standard">
      <style:text-properties officeooo:rsid="001bd329" officeooo:paragraph-rsid="002d471b"/>
    </style:style>
    <style:style style:name="P9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style:font-name="Calibri" fo:font-size="18pt" style:font-size-asian="18pt" style:font-size-complex="18pt"/>
    </style:style>
    <style:style style:name="T4" style:family="text">
      <style:text-properties style:font-name="Calibri" fo:font-size="18pt" officeooo:rsid="002d471b" style:font-size-asian="18pt" style:font-size-complex="18pt"/>
    </style:style>
    <style:style style:name="T5" style:family="text">
      <style:text-properties style:font-name="Calibri" fo:font-size="14pt" fo:font-weight="normal" officeooo:rsid="002d471b" style:font-size-asian="12.25pt" style:font-weight-asian="normal" style:font-size-complex="14pt" style:font-weight-complex="normal"/>
    </style:style>
    <style:style style:name="T6" style:family="text">
      <style:text-properties style:font-name="Calibri" fo:font-size="14pt" fo:font-weight="normal" officeooo:rsid="002d471b" style:font-size-asian="14pt" style:font-weight-asian="normal" style:font-size-complex="14pt" style:font-weight-complex="normal"/>
    </style:style>
    <style:style style:name="T7" style:family="text">
      <style:text-properties style:font-name="Calibri" fo:font-size="14pt" officeooo:rsid="002d471b" style:font-size-asian="14pt" style:font-size-complex="14pt"/>
    </style:style>
    <style:style style:name="T8" style:family="text">
      <style:text-properties style:font-name="Calibri1" fo:font-size="14pt" style:font-size-asian="14pt" style:font-size-complex="14pt"/>
    </style:style>
    <style:style style:name="T9" style:family="text">
      <style:text-properties style:font-name="Calibri1" fo:font-size="14pt" fo:font-weight="normal" officeooo:rsid="002d471b" style:font-size-asian="14pt" style:font-weight-asian="normal" style:font-size-complex="14pt" style:font-weight-complex="normal"/>
    </style:style>
    <style:style style:name="T10" style:family="text">
      <style:text-properties style:font-name="Calibri1" fo:font-size="18pt" style:font-size-asian="18pt" style:font-size-complex="18pt"/>
    </style:style>
    <style:style style:name="T11" style:family="text">
      <style:text-properties style:font-name="Calibri1" fo:font-weight="normal" officeooo:rsid="002d471b" style:font-weight-asian="normal" style:font-weight-complex="normal"/>
    </style:style>
    <style:style style:name="gr1" style:family="graphic">
      <style:graphic-properties draw:stroke="none" draw:fill="solid" draw:fill-color="#c0c0c0" draw:opacity="50%" draw:auto-grow-height="false" draw:auto-grow-width="false" fo:min-height="8.5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9.086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5.754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9.59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4"><text:file-name text:display="name">actividad2_3</text:file-name></text:p>
      <text:p text:style-name="P5">Marcos Miquel Lisarde</text:p>
      <text:p text:style-name="P2"/>
      <text:p text:style-name="P1"/>
      <text:p text:style-name="P1"><text:bookmark text:name="yui_3_18_1_1_1762328244849_111"/><text:bookmark text:name="yui_3_18_1_1_1762328244849_112"/><text:bookmark text:name="yui_3_18_1_1_1762328244849_113"/><text:span text:style-name="Strong_20_Emphasis"><text:span text:style-name="T3">Si tu empresa detecta que la factura mensual de la nube ha aumentado un 30 %, pero el uso de las máquinas virtuales sigue igual, ¿qué componentes del coste revisarías primero y por qué?</text:span></text:span></text:p>
      <text:p text:style-name="P1"><text:span text:style-name="Strong_20_Emphasis"><text:span text:style-name="T3"/></text:span></text:p>
      <text:p text:style-name="P8"><text:span text:style-name="Strong_20_Emphasis"><text:span text:style-name="T5">Miraría si el trafico de red ha crecido aunque no se haya modificado el uso de las máquinas. También miraría si tenemos más datos almacenados de lo normal o si se ha cambiado a un plan de almacenamiento más caro. </text:span></text:span></text:p>
      <text:p text:style-name="P8"><text:span text:style-name="Strong_20_Emphasis"><text:span text:style-name="T5"/></text:span></text:p>
      <text:p text:style-name="P8"><text:span text:style-name="Strong_20_Emphasis"><text:span text:style-name="T5"/></text:span></text:p>
      <text:p text:style-name="P1"><text:span text:style-name="Strong_20_Emphasis"><text:span text:style-name="T10">¿Qué tipo de almacenamiento (estándar, cold o archive) elegirías para guardar registros históricos que solo se consultan una vez al año? ¿Por qué esa elección ayuda a optimizar los costes?</text:span></text:span></text:p>
      <text:p text:style-name="P1"><text:span text:style-name="Strong_20_Emphasis"><text:span text:style-name="T8"/></text:span></text:p>
      <text:p text:style-name="P8"><text:span text:style-name="Strong_20_Emphasis"><text:span text:style-name="T9">Almacenamiento Archive, ya que es el más económico por GB almacenado y está pensado para la lectura de datos a largo plazo.</text:span></text:span></text:p>
      <text:p text:style-name="P8"><text:span text:style-name="Strong_20_Emphasis"><text:span text:style-name="T9"/></text:span></text:p>
      <text:p text:style-name="P8"><text:bookmark text:name="yui_3_18_1_1_1762328244849_117"/><text:bookmark text:name="yui_3_18_1_1_1762328244849_115"/><text:bookmark text:name="yui_3_18_1_1_1762328244849_116"/><text:span text:style-name="Strong_20_Emphasis"><text:span text:style-name="T4">Supón que un equipo de desarrollo mantiene encendidas sus instancias EC2 las 24 horas, incluso cuando no trabaja. ¿Qué impacto tiene esto en la facturación y qué estrategias aplicarías para reducir el gasto sin perder funcionalidad?</text:span></text:span></text:p>
      <text:p text:style-name="P8"><text:span text:style-name="Strong_20_Emphasis"><text:span text:style-name="T7"/></text:span></text:p>
      <text:p text:style-name="P8"><text:span text:style-name="Strong_20_Emphasis"><text:span text:style-name="T6">El coste de computo sería my alto, ya que se cobra por hora o segundo. Se estaría pagando aunque no haya uso efectivo.</text:span></text:span></text:p>
      <text:p text:style-name="P8"><text:span text:style-name="Strong_20_Emphasis"><text:span text:style-name="T6">Las estrategias que aplicaría para reducir los costes sería:</text:span></text:span></text:p>
      <text:p text:style-name="P8"><text:span text:style-name="Strong_20_Emphasis"><text:span text:style-name="T6">apagar las instancias fuera del horario laboral, usar estancias spot, establecer un autoescalado y aplicar políticas de apagado automático.</text:span></text:span></text:p>
      <text:p text:style-name="P8"><text:span text:style-name="Strong_20_Emphasis"><text:span text:style-name="T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sans-serif"/>
    <style:font-face style:name="Calibri1" svg:font-family="Calibri, sans-serif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47cm" style:contextual-spacing="false" fo:line-height="115%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3cm" fo:margin-bottom="0.212cm" style:contextual-spacing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8.5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9.59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5.754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9.086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actividad2_3</text:file-name><draw:custom-shape text:anchor-type="char" draw:z-index="0" draw:name="PowerPlusWaterMarkObject 1" draw:style-name="Mgr1" draw:text-style-name="MP1" svg:width="16.999cm" svg:height="8.579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actividad2_3</text:file-name><draw:custom-shape text:anchor-type="char" draw:z-index="1" draw:name="PowerPlusWaterMarkObject 2" draw:style-name="Mgr1" draw:text-style-name="MP1" svg:width="16.999cm" svg:height="8.579cm" draw:transform="rotate (0.785398163397448) translate (-0.645583333333333cm 14.9738333333333cm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3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2" draw:name="PowerPlusWaterMarkObject" draw:style-name="Mgr2" draw:text-style-name="MP1" svg:width="19cm" svg:height="9.589cm" draw:transform="rotate (0.785398163397448) translate (-0.719666666666667cm 16.8135694444444cm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3" draw:name="PowerPlusWaterMarkObject" draw:style-name="Mgr1" draw:text-style-name="MP1" svg:width="16.999cm" svg:height="8.579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4" draw:name="PowerPlusWaterMarkObject" draw:style-name="Mgr1" draw:text-style-name="MP1" svg:width="16.999cm" svg:height="8.579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5" draw:name="PowerPlusWaterMarkObject" draw:style-name="Mgr1" draw:text-style-name="MP1" svg:width="16.999cm" svg:height="8.579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6" draw:name="PowerPlusWaterMarkObject" draw:style-name="Mgr3" draw:text-style-name="MP1" svg:width="11.399cm" svg:height="5.753cm" draw:transform="skewX (5.67936211024091E-017) 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7" draw:name="PowerPlusWaterMarkObject" draw:style-name="Mgr4" draw:text-style-name="MP1" svg:width="17.999cm" svg:height="9.085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8" draw:name="PowerPlusWaterMarkObject" draw:style-name="Mgr1" draw:text-style-name="MP1" svg:width="16.999cm" svg:height="8.579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9" draw:name="PowerPlusWaterMarkObject" draw:style-name="Mgr1" draw:text-style-name="MP1" svg:width="16.999cm" svg:height="8.579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0" draw:name="PowerPlusWaterMarkObject" draw:style-name="Mgr1" draw:text-style-name="MP1" svg:width="16.999cm" svg:height="8.579cm" draw:transform="rotate (0.785398163397448)"><text:p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5-11-05T08:54:46.003826401</dc:date>
    <meta:editing-duration>PT37M12S</meta:editing-duration>
    <meta:editing-cycles>9</meta:editing-cycles>
    <meta:generator>LibreOffice/7.5.6.2$Linux_X86_64 LibreOffice_project/50$Build-2</meta:generator>
    <meta:document-statistic meta:table-count="0" meta:image-count="0" meta:object-count="0" meta:page-count="2" meta:paragraph-count="14" meta:word-count="223" meta:character-count="1310" meta:non-whitespace-character-count="1096"/>
  </office:meta>
</office:document-meta>
</file>